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ome do autor</text:p>
          </table:table-cell>
          <table:table-cell office:value-type="string" calcext:value-type="string">
            <text:p>Título da obra </text:p>
          </table:table-cell>
          <table:table-cell office:value-type="string" calcext:value-type="string">
            <text:p>Editora</text:p>
          </table:table-cell>
          <table:table-cell office:value-type="string" calcext:value-type="string">
            <text:p>Ano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BERTO LOBATO CORRÊA </text:p>
          </table:table-cell>
          <table:table-cell office:value-type="string" calcext:value-type="string">
            <text:p>GEOGRAFIA CONCEITOS E TEMAS </text:p>
          </table:table-cell>
          <table:table-cell office:value-type="string" calcext:value-type="string">
            <text:p>ABC 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ERT EINSTEIN &amp; LEOPOLD INFELD </text:p>
          </table:table-cell>
          <table:table-cell office:value-type="string" calcext:value-type="string">
            <text:p>A EVOLUÇÃO DA FÍSICA </text:p>
          </table:table-cell>
          <table:table-cell office:value-type="string" calcext:value-type="string">
            <text:p>ZAHAR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. MOYSÉS NUSSENZVEIG </text:p>
          </table:table-cell>
          <table:table-cell office:value-type="string" calcext:value-type="string">
            <text:p>CURSO DE FÍSICA BÁSICA III ELETROMAGNETISMO</text:p>
          </table:table-cell>
          <table:table-cell office:value-type="string" calcext:value-type="string">
            <text:p>BLUCHER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  <table:database-ranges>
        <table:database-range table:name="Import1" table:target-range-address="Sheet1.A1:Sheet1.E4">
          <table:database-source-table table:database-name="Mylson Soeiro Banhos Netto" table:database-table-name="Mylson Soeiro Banhos Netto"/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9:36:03.156549655</meta:creation-date>
    <dc:date>2021-12-09T19:40:16.650635146</dc:date>
    <meta:editing-duration>PT4M13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